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15pt" style:font-size-asian="15pt" style:font-size-complex="15pt"/>
    </style:style>
    <style:style style:name="P3" style:family="paragraph" style:parent-style-name="Standard">
      <style:text-properties fo:color="#ff0000" fo:font-size="16pt" style:font-size-asian="16pt" style:font-size-complex="16pt"/>
    </style:style>
    <style:style style:name="P4" style:family="paragraph" style:parent-style-name="Standard" style:master-page-name="Standard">
      <style:paragraph-properties style:page-number="1"/>
    </style:style>
    <style:style style:name="T1" style:family="text">
      <style:text-properties fo:font-size="24pt" style:font-size-asian="24pt" style:font-size-complex="24pt"/>
    </style:style>
    <style:style style:name="T2" style:family="text">
      <style:text-properties fo:color="#ff0000" fo:font-size="24pt" style:font-size-asian="24pt" style:font-size-complex="24pt"/>
    </style:style>
    <style:style style:name="T3" style:family="text">
      <style:text-properties fo:color="#ff0000" fo:font-size="16pt" style:font-size-asian="16pt" style:font-size-complex="16pt"/>
    </style:style>
    <style:style style:name="T4" style:family="text">
      <style:text-properties fo:color="#ff3333" fo:font-size="15pt" style:font-size-asian="15pt" style:font-size-complex="15pt"/>
    </style:style>
    <style:style style:name="T5" style:family="text">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rogress Report : Week </text:span><text:span text:style-name="T2">08</text:span></text:p>
      <text:p text:style-name="Standard"><text:span text:style-name="T1">Team:　</text:span><text:span text:style-name="T2">Tsujigiri</text:span></text:p>
      <text:p text:style-name="P1"/>
      <text:p text:style-name="Standard"><text:span text:style-name="T4">各課題の実装方針や、必要と思われるその他作業の見積もりなど。</text:span></text:p>
      <text:p text:style-name="Standard">課題の要求定義からプログラムの仕様、クラス図の作成、実装方法について話し合った。</text:p>
      <text:p text:style-name="P2"/>
      <text:p text:style-name="Standard"><text:span text:style-name="T3">s1240xxx: </text:span></text:p>
      <text:p text:style-name="Standard"><text:span text:style-name="T3">メンバーが行った作業内容について書く。</text:span></text:p>
      <text:p text:style-name="Standard"><text:span text:style-name="T3">たとえば、どの処理を実装したか、こういう入力に対してこう対応したとか、こういうテストデータを作ったとか、環境設定を行ったなど。</text:span></text:p>
      <text:p text:style-name="P3"/>
      <text:p text:style-name="Standard"><text:span text:style-name="T5">s1230023</text:span></text:p>
      <text:p text:style-name="Standard">小課題３，４のテストデータを作った。実装に関する認識のずれをなくすためメンバーと使うアルゴリズムやどのデータ構造を採用するかについて話し合い、認識を共有した。</text:p>
      <text:p text:style-name="Standard"><text:span text:style-name="T5">s1250103</text:span></text:p>
      <text:p text:style-name="Standard">プロジェクト全体の見直し、まとめを行った。</text:p>
      <text:p text:style-name="Standard"><text:span text:style-name="T5">s1250189</text:span></text:p>
      <text:p text:style-name="Standard">話し合った内容からどのように実装すればよいかをクラス図でまとめた。また課題を解決するためのアルゴリズムを調べどのように実装するかについて考え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3" meta:word-count="335" meta:character-count="398" meta:non-whitespace-character-count="392"/>
    <meta:generator>LibreOfficeDev/6.0.5.2$Linux_X86_64 LibreOffice_project/</meta:generator>
  </office:meta>
</office:document-meta>
</file>